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fo:orphans="0" fo:widows="0"/>
      <style:text-properties fo:language="en" fo:country="US"/>
    </style:style>
    <style:style style:name="P3" style:family="paragraph" style:parent-style-name="Standard">
      <style:text-properties fo:language="en" fo:country="US" officeooo:paragraph-rsid="00162657"/>
    </style:style>
    <style:style style:name="P4" style:family="paragraph" style:parent-style-name="Standard">
      <style:text-properties fo:language="en" fo:country="US" officeooo:paragraph-rsid="00186884"/>
    </style:style>
    <style:style style:name="P5" style:family="paragraph" style:parent-style-name="Standard">
      <style:text-properties fo:language="en" fo:country="US" officeooo:paragraph-rsid="00206243"/>
    </style:style>
    <style:style style:name="P6" style:family="paragraph" style:parent-style-name="Standard">
      <style:text-properties fo:language="en" fo:country="US" officeooo:rsid="00206243" officeooo:paragraph-rsid="00206243"/>
    </style:style>
    <style:style style:name="P7" style:family="paragraph" style:parent-style-name="Standard">
      <style:text-properties fo:language="en" fo:country="US" officeooo:paragraph-rsid="00224353"/>
    </style:style>
    <style:style style:name="P8" style:family="paragraph" style:parent-style-name="Standard">
      <style:text-properties fo:language="en" fo:country="US" officeooo:rsid="00224353" officeooo:paragraph-rsid="00224353"/>
    </style:style>
    <style:style style:name="P9" style:family="paragraph" style:parent-style-name="Standard">
      <style:text-properties fo:language="en" fo:country="US" officeooo:paragraph-rsid="0023aca7"/>
    </style:style>
    <style:style style:name="P10" style:family="paragraph" style:parent-style-name="Standard">
      <style:text-properties fo:language="en" fo:country="US" officeooo:rsid="0023aca7" officeooo:paragraph-rsid="0023aca7"/>
    </style:style>
    <style:style style:name="P11" style:family="paragraph" style:parent-style-name="Standard">
      <style:text-properties officeooo:paragraph-rsid="00162657"/>
    </style:style>
    <style:style style:name="P12" style:family="paragraph" style:parent-style-name="Standard">
      <style:paragraph-properties fo:margin-top="0.1665in" fo:margin-bottom="0in" style:contextual-spacing="false" fo:line-height="100%" fo:text-align="center" style:justify-single-word="false"/>
      <style:text-properties officeooo:paragraph-rsid="001d2d2b"/>
    </style:style>
    <style:style style:name="P13" style:family="paragraph" style:parent-style-name="Standard">
      <style:text-properties officeooo:paragraph-rsid="001d2d2b"/>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Standard">
      <style:text-properties officeooo:paragraph-rsid="00206243"/>
    </style:style>
    <style:style style:name="P17" style:family="paragraph" style:parent-style-name="Standard">
      <style:text-properties officeooo:paragraph-rsid="00224353"/>
    </style:style>
    <style:style style:name="P18" style:family="paragraph" style:parent-style-name="Standard">
      <style:text-properties officeooo:paragraph-rsid="0023aca7"/>
    </style:style>
    <style:style style:name="P19" style:family="paragraph" style:parent-style-name="Title" style:master-page-name="Standard">
      <style:paragraph-properties style:page-number="1"/>
    </style:style>
    <style:style style:name="P20" style:family="paragraph" style:parent-style-name="Heading_20_2">
      <style:text-properties officeooo:rsid="00206243" officeooo:paragraph-rsid="00206243"/>
    </style:style>
    <style:style style:name="P21" style:family="paragraph" style:parent-style-name="Heading_20_2">
      <style:text-properties officeooo:rsid="00224353" officeooo:paragraph-rsid="00224353"/>
    </style:style>
    <style:style style:name="P22" style:family="paragraph" style:parent-style-name="Heading_20_2">
      <style:text-properties officeooo:rsid="0023aca7" officeooo:paragraph-rsid="0023aca7"/>
    </style:style>
    <style:style style:name="P23" style:family="paragraph" style:parent-style-name="Heading_20_2">
      <style:text-properties officeooo:rsid="00162657"/>
    </style:style>
    <style:style style:name="P24" style:family="paragraph" style:parent-style-name="Heading_20_2">
      <style:text-properties officeooo:rsid="0024e496" officeooo:paragraph-rsid="0024e496"/>
    </style:style>
    <style:style style:name="P25" style:family="paragraph" style:parent-style-name="Standard">
      <style:text-properties fo:language="en" fo:country="US" officeooo:paragraph-rsid="0024e496"/>
    </style:style>
    <style:style style:name="P26" style:family="paragraph" style:parent-style-name="Standard">
      <style:text-properties fo:language="en" fo:country="US" officeooo:rsid="0024e496" officeooo:paragraph-rsid="0024e496"/>
    </style:style>
    <style:style style:name="P27" style:family="paragraph" style:parent-style-name="Standard">
      <style:text-properties officeooo:paragraph-rsid="0024e496"/>
    </style:style>
    <style:style style:name="P28" style:family="paragraph" style:parent-style-name="Standard">
      <style:text-properties officeooo:paragraph-rsid="00206243"/>
    </style:style>
    <style:style style:name="P29" style:family="paragraph" style:parent-style-name="Standard">
      <style:text-properties officeooo:rsid="0024e496" officeooo:paragraph-rsid="0024e496"/>
    </style:style>
    <style:style style:name="T1" style:family="text">
      <style:text-properties fo:font-weight="bold" style:font-weight-asian="bold"/>
    </style:style>
    <style:style style:name="T2" style:family="text">
      <style:text-properties fo:font-weight="bold" officeooo:rsid="00186884" style:font-weight-asian="bold"/>
    </style:style>
    <style:style style:name="T3" style:family="text">
      <style:text-properties fo:font-weight="bold" style:font-weight-asian="bold" style:font-weight-complex="bold"/>
    </style:style>
    <style:style style:name="T4" style:family="text">
      <style:text-properties fo:font-weight="bold" officeooo:rsid="00206243" style:font-weight-asian="bold"/>
    </style:style>
    <style:style style:name="T5" style:family="text">
      <style:text-properties fo:font-weight="bold" officeooo:rsid="00206243" style:font-weight-asian="bold" style:font-weight-complex="normal"/>
    </style:style>
    <style:style style:name="T6" style:family="text">
      <style:text-properties fo:font-weight="bold" officeooo:rsid="00224353" style:font-weight-asian="bold" style:font-weight-complex="normal"/>
    </style:style>
    <style:style style:name="T7" style:family="text">
      <style:text-properties fo:font-weight="bold" officeooo:rsid="0023aca7" style:font-weight-asian="bold" style:font-weight-complex="normal"/>
    </style:style>
    <style:style style:name="T8" style:family="text">
      <style:text-properties fo:font-size="11pt" fo:font-weight="bold" style:font-size-asian="11pt" style:font-weight-asian="bold" style:font-size-complex="11pt"/>
    </style:style>
    <style:style style:name="T9" style:family="text">
      <style:text-properties fo:font-size="11pt" style:font-size-asian="11pt" style:font-size-complex="11pt"/>
    </style:style>
    <style:style style:name="T10" style:family="text">
      <style:text-properties fo:font-size="11pt" officeooo:rsid="0024e496" style:font-size-asian="11pt" style:font-size-complex="11pt"/>
    </style:style>
    <style:style style:name="T11" style:family="text">
      <style:text-properties fo:font-style="italic" style:font-style-asian="italic"/>
    </style:style>
    <style:style style:name="T12" style:family="text">
      <style:text-properties officeooo:rsid="00162657"/>
    </style:style>
    <style:style style:name="T13" style:family="text">
      <style:text-properties fo:font-weight="normal" style:font-weight-asian="normal" style:font-weight-complex="normal"/>
    </style:style>
    <style:style style:name="T14" style:family="text">
      <style:text-properties fo:font-weight="normal" officeooo:rsid="00162657" style:font-weight-asian="normal" style:font-weight-complex="normal"/>
    </style:style>
    <style:style style:name="T15" style:family="text">
      <style:text-properties fo:font-weight="normal" officeooo:rsid="00186884" style:font-weight-asian="normal" style:font-weight-complex="normal"/>
    </style:style>
    <style:style style:name="T16" style:family="text">
      <style:text-properties fo:font-weight="normal" officeooo:rsid="0019bcce" style:font-weight-asian="normal" style:font-weight-complex="normal"/>
    </style:style>
    <style:style style:name="T17" style:family="text">
      <style:text-properties fo:font-weight="normal" officeooo:rsid="00206243" style:font-weight-asian="normal" style:font-weight-complex="normal"/>
    </style:style>
    <style:style style:name="T18" style:family="text">
      <style:text-properties fo:font-weight="normal" officeooo:rsid="00224353" style:font-weight-asian="normal" style:font-weight-complex="normal"/>
    </style:style>
    <style:style style:name="T19" style:family="text">
      <style:text-properties fo:font-weight="normal" officeooo:rsid="0023aca7" style:font-weight-asian="normal" style:font-weight-complex="normal"/>
    </style:style>
    <style:style style:name="T20" style:family="text">
      <style:text-properties fo:font-weight="normal" officeooo:rsid="0024e496" style:font-weight-asian="normal" style:font-weight-complex="normal"/>
    </style:style>
    <style:style style:name="T21" style:family="text">
      <style:text-properties officeooo:rsid="00186884"/>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officeooo:rsid="00186884"/>
    </style:style>
    <style:style style:name="T25" style:family="text">
      <style:text-properties fo:language="en" fo:country="US" officeooo:rsid="00206243"/>
    </style:style>
    <style:style style:name="T26" style:family="text">
      <style:text-properties fo:language="en" fo:country="US" officeooo:rsid="00224353"/>
    </style:style>
    <style:style style:name="T27" style:family="text">
      <style:text-properties fo:language="en" fo:country="US" officeooo:rsid="0024e496"/>
    </style:style>
    <style:style style:name="T28" style:family="text">
      <style:text-properties officeooo:rsid="0019bcce"/>
    </style:style>
    <style:style style:name="T29" style:family="text">
      <style:text-properties officeooo:rsid="001e7540"/>
    </style:style>
    <style:style style:name="T30" style:family="text">
      <style:text-properties officeooo:rsid="002039cc"/>
    </style:style>
    <style:style style:name="T31" style:family="text">
      <style:text-properties officeooo:rsid="00206243"/>
    </style:style>
    <style:style style:name="T32" style:family="text">
      <style:text-properties officeooo:rsid="00224353"/>
    </style:style>
    <style:style style:name="T33" style:family="text">
      <style:text-properties officeooo:rsid="0023aca7"/>
    </style:style>
    <style:style style:name="T34" style:family="text">
      <style:text-properties officeooo:rsid="0024e49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hb2xwipcm2yl"/>Spacebattles: Trick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8314_318188400" text:style-name="Index_20_Link" text:visited-style-name="Index_20_Link">Minor Tricks<text:tab/>1</text:a></text:p>
          <text:p text:style-name="P15"><text:a xlink:type="simple" xlink:href="#__RefHeading___Toc18294_318188400" text:style-name="Index_20_Link" text:visited-style-name="Index_20_Link">Acid splash<text:tab/>1</text:a></text:p>
          <text:p text:style-name="P15"><text:a xlink:type="simple" xlink:href="#__RefHeading___Toc18296_318188400" text:style-name="Index_20_Link" text:visited-style-name="Index_20_Link">Daze<text:tab/>1</text:a></text:p>
          <text:p text:style-name="P15"><text:a xlink:type="simple" xlink:href="#__RefHeading___Toc18298_318188400" text:style-name="Index_20_Link" text:visited-style-name="Index_20_Link">Electric arc<text:tab/>2</text:a></text:p>
          <text:p text:style-name="P15"><text:a xlink:type="simple" xlink:href="#__RefHeading___Toc18300_318188400" text:style-name="Index_20_Link" text:visited-style-name="Index_20_Link">Illuminate<text:tab/>2</text:a></text:p>
          <text:p text:style-name="P15"><text:a xlink:type="simple" xlink:href="#__RefHeading___Toc18302_318188400" text:style-name="Index_20_Link" text:visited-style-name="Index_20_Link">Inject virus<text:tab/>3</text:a></text:p>
          <text:p text:style-name="P15"><text:a xlink:type="simple" xlink:href="#__RefHeading___Toc18304_318188400" text:style-name="Index_20_Link" text:visited-style-name="Index_20_Link">Produce flame<text:tab/>3</text:a></text:p>
          <text:p text:style-name="P15"><text:a xlink:type="simple" xlink:href="#__RefHeading___Toc18306_318188400" text:style-name="Index_20_Link" text:visited-style-name="Index_20_Link">Launch liquid nitrogen<text:tab/>3</text:a></text:p>
          <text:p text:style-name="P15"><text:a xlink:type="simple" xlink:href="#__RefHeading___Toc18308_318188400" text:style-name="Index_20_Link" text:visited-style-name="Index_20_Link">Shield<text:tab/>4</text:a></text:p>
          <text:p text:style-name="P15"><text:a xlink:type="simple" xlink:href="#__RefHeading___Toc18310_318188400" text:style-name="Index_20_Link" text:visited-style-name="Index_20_Link">Shining drones<text:tab/>4</text:a></text:p>
          <text:p text:style-name="P15"><text:a xlink:type="simple" xlink:href="#__RefHeading___Toc18312_318188400" text:style-name="Index_20_Link" text:visited-style-name="Index_20_Link">Template Trick 1<text:tab/>4</text:a></text:p>
        </text:index-body>
      </text:table-of-content>
      <text:p text:style-name="P13"/>
      <text:h text:style-name="Heading_20_1" text:outline-level="1"><text:bookmark-start text:name="__RefHeading___Toc18314_318188400"/>Minor Tricks<text:bookmark-end text:name="__RefHeading___Toc18314_318188400"/></text:h>
      <text:h text:style-name="Heading_20_2" text:outline-level="2"><text:bookmark-start text:name="__RefHeading___Toc18294_318188400"/><text:bookmark text:name="_g4yvu9ybjwby"/>Acid splash<text:bookmark-end text:name="__RefHeading___Toc18294_318188400"/></text:h>
      <text:p text:style-name="P1"><text:span text:style-name="T1">Tags: </text:span>Chemistry, <text:span text:style-name="T34">Acid</text:span></text:p>
      <text:p text:style-name="P1"><text:span text:style-name="T1">Classes: </text:span>Artificer, Augmented</text:p>
      <text:p text:style-name="P1"><text:span text:style-name="T1">Performing time: </text:span>2 Actions</text:p>
      <text:p text:style-name="P1"><text:span text:style-name="T1">Save</text:span>: Basic Reflex</text:p>
      <text:p text:style-name="P1"><text:span text:style-name="T1">Duration: </text:span>Instantaneous</text:p>
      <text:p text:style-name="P1"><text:span text:style-name="T1">Range</text:span>: 9m</text:p>
      <text:p text:style-name="P1"><text:span text:style-name="T1">Targets</text:span>: 1 target</text:p>
      <text:p text:style-name="P1"/>
      <text:p text:style-name="P1">You splash a glob of acid that splatters your target and nearby creatures. Make a spell attack. If you hit, you deal 1d10 acid damage plus 1 splash acid damage. On a critical success, the target also takes 1 persistent acid damage.</text:p>
      <text:p text:style-name="P1"/>
      <text:p text:style-name="Standard"><text:bookmark text:name="_47m8w45eo2l3"/><text:span text:style-name="T8">Heightened (+1):</text:span><text:span text:style-name="T9"> The damage increases by 2d10, the splash damage increases by 1, and the persistent damage on a critical hit increases by 1.</text:span></text:p>
      <text:h text:style-name="P24" text:outline-level="2"><text:bookmark-start text:name="__RefHeading___Toc18312_3181884005"/>Augmented punch<text:bookmark-end text:name="__RefHeading___Toc18312_3181884005"/></text:h>
      <text:p text:style-name="P27"><text:span text:style-name="T3">Tags</text:span>: Biology</text:p>
      <text:p text:style-name="P25"><text:soft-page-break/><text:span text:style-name="T1">Classes</text:span><text:span text:style-name="T13">: </text:span><text:span text:style-name="T15">A</text:span><text:span text:style-name="T20">ugmented</text:span></text:p>
      <text:p text:style-name="P25"><text:span text:style-name="T1">Performing tim</text:span><text:span text:style-name="T2">e</text:span><text:span text:style-name="T15">: 2 Actions</text:span></text:p>
      <text:p text:style-name="P25"><text:span text:style-name="T1">Duration</text:span><text:span text:style-name="T13">: </text:span><text:span text:style-name="T15">Instant</text:span><text:span text:style-name="T16">aneous</text:span></text:p>
      <text:p text:style-name="P25"><text:span text:style-name="T1">Range</text:span>: <text:span text:style-name="T21">9m</text:span></text:p>
      <text:p text:style-name="P25"><text:span text:style-name="T1">Targets</text:span>: <text:span text:style-name="T21">1 target</text:span></text:p>
      <text:p text:style-name="P25"/>
      <text:p text:style-name="P26">You increase the size and strength of your arm to slam into an enemy. Make a Trick attack roll. On a hit, the target takes 1d12 bludgeoning damage. On a critical hit, the damage is doubled, and the target is knocked prone.</text:p>
      <text:p text:style-name="P25"/>
      <text:p text:style-name="P25"><text:span text:style-name="T8">Heightened (+1):</text:span><text:span text:style-name="T9"> The damage increases by 2d</text:span><text:span text:style-name="T10">12</text:span></text:p>
      <text:h text:style-name="Heading_20_2" text:outline-level="2"><text:bookmark-start text:name="__RefHeading___Toc18296_318188400"/><text:bookmark text:name="_1na1niheovkp"/>Daze<text:bookmark-end text:name="__RefHeading___Toc18296_318188400"/></text:h>
      <text:p text:style-name="P1"><text:span text:style-name="T1">Tags: </text:span>Neuroscience, <text:span text:style-name="T34">Mental</text:span></text:p>
      <text:p text:style-name="P1"><text:span text:style-name="T1">Classes: </text:span>Artificer, Augmented, Gravitarian</text:p>
      <text:p text:style-name="P1"><text:span text:style-name="T1">Performing time: </text:span>2 Actions</text:p>
      <text:p text:style-name="P1"><text:span text:style-name="T1">Save</text:span>: Basic Will</text:p>
      <text:p text:style-name="P1"><text:span text:style-name="T1">Duration: </text:span>Instantaneous</text:p>
      <text:p text:style-name="P1"><text:span text:style-name="T1">Range</text:span>: 9m</text:p>
      <text:p text:style-name="P1"><text:span text:style-name="T1">Targets</text:span>: 1 creature</text:p>
      <text:p text:style-name="P1"/>
      <text:p text:style-name="P2">You send out small waves that damage a creature's mind and possibly stuns it. <text:s/>On a failed save, the target takes 2d4 mental damage, and on a critical failure, the target is stunned 1.</text:p>
      <text:p text:style-name="P1"/>
      <text:p text:style-name="P1"><text:span text:style-name="T1">Heightened (+1):</text:span> The damage increases by 2d4</text:p>
      <text:p text:style-name="P1"/>
      <text:h text:style-name="Heading_20_2" text:outline-level="2"><text:bookmark-start text:name="__RefHeading___Toc18298_318188400"/><text:bookmark text:name="_kbro3majdltt"/>Electric ar<text:span text:style-name="T29">c</text:span><text:bookmark-end text:name="__RefHeading___Toc18298_318188400"/></text:h>
      <text:p text:style-name="P1"><text:span text:style-name="T1">Tags: </text:span>Electronics, <text:span text:style-name="T34">Electric</text:span></text:p>
      <text:p text:style-name="P1"><text:span text:style-name="T1">Classes: </text:span>Artificer, Augmented, Gravitarian</text:p>
      <text:p text:style-name="P1"><text:span text:style-name="T1">Performing time: </text:span>2 Actions</text:p>
      <text:p text:style-name="P1"><text:span text:style-name="T1">Save</text:span>: Basic Reflex</text:p>
      <text:p text:style-name="P1"><text:span text:style-name="T1">Duration: </text:span>Instantaneous</text:p>
      <text:p text:style-name="P1"><text:span text:style-name="T1">Range</text:span>: 9m</text:p>
      <text:p text:style-name="P1"><text:span text:style-name="T1">Targets</text:span>: 1 or 2 creatures within 9 meters of each others and within range</text:p>
      <text:p text:style-name="P1"/>
      <text:p text:style-name="P1">An arc of lightning leaps from one target to another. You deal electricity damage equal to 1d8 plus your spellcasting ability modifier.</text:p>
      <text:p text:style-name="P1"/>
      <text:p text:style-name="P1"><text:soft-page-break/><text:span text:style-name="T1">Heightened (+1):</text:span> The damage increases by 2d8</text:p>
      <text:h text:style-name="Heading_20_2" text:outline-level="2"><text:bookmark-start text:name="__RefHeading___Toc18300_318188400"/><text:bookmark text:name="_87pog9m6xg46"/>Illuminate<text:bookmark-end text:name="__RefHeading___Toc18300_318188400"/></text:h>
      <text:p text:style-name="P1"><text:span text:style-name="T1">Tags: </text:span>Chemistry, <text:span text:style-name="T34">Light</text:span></text:p>
      <text:p text:style-name="P1"><text:span text:style-name="T1">Classes: </text:span>Artificer, Augmented</text:p>
      <text:p text:style-name="P1"><text:span text:style-name="T1">Performing time: </text:span>2 Actions</text:p>
      <text:p text:style-name="P1"><text:span text:style-name="T1">Duration: </text:span>Until your next daily preparations</text:p>
      <text:p text:style-name="P1"><text:span text:style-name="T1">Range</text:span>: 9m</text:p>
      <text:p text:style-name="P1"><text:span text:style-name="T1">Targets</text:span>: 1 object</text:p>
      <text:p text:style-name="P1"/>
      <text:p text:style-name="P1">You start a chemical reaction to make an object glow. The chosen object glows, casting bright light in a 6m radius (and dim light for the next 6m) like a torch. If you cast this spell again on a second object, the <text:span text:style-name="T11">illuminate</text:span> spell on the first object ends.</text:p>
      <text:h text:style-name="Heading_20_2" text:outline-level="2"><text:bookmark-start text:name="__RefHeading___Toc18302_318188400"/><text:bookmark text:name="_dp6vriufysd8"/>Inject virus<text:bookmark-end text:name="__RefHeading___Toc18302_318188400"/></text:h>
      <text:p text:style-name="P1"><text:span text:style-name="T1">Tags: </text:span>Biology, <text:span text:style-name="T34">Disease</text:span></text:p>
      <text:p text:style-name="P1"><text:span text:style-name="T1">Classes: </text:span>Artificer, Augmented</text:p>
      <text:p text:style-name="P1"><text:span text:style-name="T1">Performing time: </text:span>2 Actions</text:p>
      <text:p text:style-name="P1"><text:span text:style-name="T1">Save</text:span>: Fortitude</text:p>
      <text:p text:style-name="P1"><text:span text:style-name="T1">Duration: </text:span>Instantaneous</text:p>
      <text:p text:style-name="P1"><text:span text:style-name="T1">Range</text:span>: 9m</text:p>
      <text:p text:style-name="P1"><text:span text:style-name="T1">Targets</text:span>: 1 Creature</text:p>
      <text:p text:style-name="P1"/>
      <text:p text:style-name="P1">You inject a target with a harmful virus that rapidly spreads. On a failed save, the target is infect with a virus with the following effects: Stage1(1 round): Sickened 1, Stage2(1 round): Sickened 2, 2d4 poison damage, Stage3(1 round), Sickened 3, 2d4 poison damage.</text:p>
      <text:p text:style-name="P1"/>
      <text:p text:style-name="P1"><text:span text:style-name="T1">Heightened (+1):</text:span> The damage increases by 2d4</text:p>
      <text:h text:style-name="P20" text:outline-level="2"><text:bookmark-start text:name="__RefHeading___Toc18312_3181884001"/>Invent<text:bookmark-end text:name="__RefHeading___Toc18312_3181884001"/></text:h>
      <text:p text:style-name="P16"><text:span text:style-name="T3">Tags</text:span>: <text:span text:style-name="T31">Electronics, </text:span><text:span text:style-name="T34">Construction</text:span></text:p>
      <text:p text:style-name="P5"><text:span text:style-name="T1">Classes</text:span><text:span text:style-name="T13">: </text:span><text:span text:style-name="T15">Artificer</text:span></text:p>
      <text:p text:style-name="P5"><text:span text:style-name="T1">Performing tim</text:span><text:span text:style-name="T2">e</text:span><text:span text:style-name="T15">: 2 Actions</text:span></text:p>
      <text:p text:style-name="P5"><text:span text:style-name="T1">Duration</text:span><text:span text:style-name="T13">: </text:span><text:span text:style-name="T17">1 minute</text:span></text:p>
      <text:p text:style-name="P5"><text:span text:style-name="T1">Range</text:span>: <text:span text:style-name="T21">9m</text:span></text:p>
      <text:p text:style-name="P5"><text:span text:style-name="T1">Targets</text:span>: <text:span text:style-name="T21">1 </text:span><text:span text:style-name="T31">willing creature</text:span></text:p>
      <text:p text:style-name="P5"/>
      <text:p text:style-name="P6"><text:soft-page-break/>You quickly create an invention, using whatever is at hand. The next time the creature makes a skill check, it gain a +1 item bonus to the roll.</text:p>
      <text:p text:style-name="P5"/>
      <text:p text:style-name="P5"><text:span text:style-name="T1">Heightened (</text:span><text:span text:style-name="T4">4th</text:span><text:span text:style-name="T1">):</text:span><text:span text:style-name="T13"> </text:span><text:span text:style-name="T17">The item bonus increases to +2.</text:span></text:p>
      <text:h text:style-name="P20" text:outline-level="2"><text:bookmark-start text:name="__RefHeading___Toc18312_3181884002"/>Manipulate gravity<text:bookmark-end text:name="__RefHeading___Toc18312_3181884002"/></text:h>
      <text:p text:style-name="P16"><text:span text:style-name="T3">Tags</text:span>: <text:span text:style-name="T31">Physics, </text:span><text:span text:style-name="T34">Gravity</text:span></text:p>
      <text:p text:style-name="P5"><text:span text:style-name="T1">Classes</text:span><text:span text:style-name="T13">: </text:span><text:span text:style-name="T15">Artificer, </text:span><text:span text:style-name="T17">Gravitarian</text:span></text:p>
      <text:p text:style-name="P5"><text:span text:style-name="T1">Performing tim</text:span><text:span text:style-name="T2">e</text:span><text:span text:style-name="T15">: 2 Actions</text:span></text:p>
      <text:p text:style-name="P5"><text:span text:style-name="T1">Duration</text:span><text:span text:style-name="T13">: </text:span><text:span text:style-name="T15">Instant</text:span><text:span text:style-name="T16">aneous</text:span></text:p>
      <text:p text:style-name="P5"><text:span text:style-name="T1">Range</text:span>: <text:span text:style-name="T21">9m</text:span></text:p>
      <text:p text:style-name="P5"><text:span text:style-name="T1">Targets</text:span>: <text:span text:style-name="T21">1 </text:span><text:span text:style-name="T31">unattended object weighting </text:span><text:span text:style-name="T32">5kg</text:span><text:span text:style-name="T31"> or less.</text:span></text:p>
      <text:p text:style-name="P5"/>
      <text:p text:style-name="P16"><text:span text:style-name="T25">You manipulate gravity to move a light object. When you perform the trick, </text:span><text:span text:style-name="T26">you can</text:span> mov<text:span text:style-name="T32">e</text:span> <text:span text:style-name="T32">the object </text:span>slowly up to <text:span text:style-name="T32">6m</text:span>. Because you're levitating the object, you can move it in any direction. When you Sustain the <text:span text:style-name="T32">Trick</text:span>, you can move the object an additional <text:span text:style-name="T32">6m</text:span>. If the object is in the air when the <text:span text:style-name="T32">trick</text:span> ends, the object falls.</text:p>
      <text:p text:style-name="P16"/>
      <text:p text:style-name="P29">This Trick doesn’t provoke opportunity attacks.</text:p>
      <text:p text:style-name="P5"/>
      <text:p text:style-name="P5"><text:span text:style-name="T5">Heightened (+1):</text:span><text:span text:style-name="T17"> The </text:span><text:span text:style-name="T18">weight you can lift increases by 5kg and the range increases by 3m.</text:span></text:p>
      <text:h text:style-name="P21" text:outline-level="2"><text:bookmark-start text:name="__RefHeading___Toc18312_3181884003"/>Message<text:bookmark-end text:name="__RefHeading___Toc18312_3181884003"/></text:h>
      <text:p text:style-name="P17"><text:span text:style-name="T3">Tags</text:span>: <text:span text:style-name="T32">Computer science</text:span></text:p>
      <text:p text:style-name="P7"><text:span text:style-name="T1">Classes</text:span><text:span text:style-name="T13">: </text:span><text:span text:style-name="T15">Artificer, </text:span><text:span text:style-name="T18">Gravitarian</text:span></text:p>
      <text:p text:style-name="P7"><text:span text:style-name="T1">Performing tim</text:span><text:span text:style-name="T2">e</text:span><text:span text:style-name="T15">: </text:span><text:span text:style-name="T18">1 </text:span><text:span text:style-name="T15">Action</text:span></text:p>
      <text:p text:style-name="P7"><text:span text:style-name="T1">Duration</text:span><text:span text:style-name="T13">: </text:span><text:span text:style-name="T15">Instant</text:span><text:span text:style-name="T16">aneous</text:span></text:p>
      <text:p text:style-name="P7"><text:span text:style-name="T1">Range</text:span>: <text:span text:style-name="T32">15m</text:span></text:p>
      <text:p text:style-name="P7"><text:span text:style-name="T1">Targets</text:span>: <text:span text:style-name="T21">1 </text:span><text:span text:style-name="T32">creature</text:span></text:p>
      <text:p text:style-name="P7"/>
      <text:p text:style-name="P8">You send a silent message to the chosen creature. The message can be up to 25 words and the receiving creature can spend a free action to immediately reply, following the same restrictions.</text:p>
      <text:p text:style-name="P8"/>
      <text:p text:style-name="P10">This Trick doesn’t provoke opportunity attacks.</text:p>
      <text:p text:style-name="P7"/>
      <text:p text:style-name="P7"><text:span text:style-name="T6">Heightened (+1):</text:span><text:span text:style-name="T18"> The range increases by 3m.</text:span></text:p>
      <text:h text:style-name="P22" text:outline-level="2"><text:bookmark-start text:name="__RefHeading___Toc18312_3181884004"/><text:soft-page-break/>Predict defense<text:bookmark-end text:name="__RefHeading___Toc18312_3181884004"/></text:h>
      <text:p text:style-name="P18"><text:span text:style-name="T3">Tags</text:span>: <text:span text:style-name="T33">Mathematics, </text:span><text:span text:style-name="T34">Prediction</text:span></text:p>
      <text:p text:style-name="P9"><text:span text:style-name="T1">Classes</text:span><text:span text:style-name="T13">: </text:span><text:span text:style-name="T15">Artificer, </text:span><text:span text:style-name="T19">Gravitarian</text:span></text:p>
      <text:p text:style-name="P9"><text:span text:style-name="T1">Performing tim</text:span><text:span text:style-name="T2">e</text:span><text:span text:style-name="T15">: </text:span><text:span text:style-name="T19">1</text:span><text:span text:style-name="T15"> Action</text:span></text:p>
      <text:p text:style-name="P9"><text:span text:style-name="T1">Duration</text:span><text:span text:style-name="T13">: </text:span><text:span text:style-name="T19">Until the end of you next turn</text:span></text:p>
      <text:p text:style-name="P9"><text:span text:style-name="T1">Range</text:span>: <text:span text:style-name="T21">9m</text:span></text:p>
      <text:p text:style-name="P9"><text:span text:style-name="T1">Targets</text:span>: <text:span text:style-name="T21">1 </text:span><text:span text:style-name="T33">creature</text:span></text:p>
      <text:p text:style-name="P9"/>
      <text:p text:style-name="P10">You predict a creatures likely defense against your attack. The next time you make an attack or forces it to make a saving throw, <text:s/>it takes a -1 status bonus to AC, if it was an attack, or a -1 status penalty to its saving throw, if you forced it to make a saving throw.</text:p>
      <text:p text:style-name="P10"/>
      <text:p text:style-name="P10">This Trick doesn’t provoke opportunity attacks</text:p>
      <text:p text:style-name="P9"/>
      <text:p text:style-name="P9"><text:span text:style-name="T6">Heightened (</text:span><text:span text:style-name="T7">4th</text:span><text:span text:style-name="T6">):</text:span><text:span text:style-name="T18"> The </text:span><text:span text:style-name="T19">status penalty increases to -2</text:span></text:p>
      <text:h text:style-name="Heading_20_2" text:outline-level="2"><text:bookmark-start text:name="__RefHeading___Toc18304_318188400"/><text:bookmark text:name="_55g948cspub2"/>Produce <text:span text:style-name="T30">flame</text:span><text:bookmark-end text:name="__RefHeading___Toc18304_318188400"/></text:h>
      <text:p text:style-name="P1"><text:span text:style-name="T1">Tags: </text:span>Chemistry, <text:span text:style-name="T34">Fire</text:span></text:p>
      <text:p text:style-name="P1"><text:span text:style-name="T1">Classes: </text:span>Artificer, Augmented</text:p>
      <text:p text:style-name="P1"><text:span text:style-name="T1">Performing time: </text:span>2 Actions</text:p>
      <text:p text:style-name="P1"><text:span text:style-name="T1">Save</text:span>: Basic Reflex</text:p>
      <text:p text:style-name="P1"><text:span text:style-name="T1">Duration: </text:span>Up to 1 minute.</text:p>
      <text:p text:style-name="P1"><text:span text:style-name="T1">Range</text:span>: 12m</text:p>
      <text:p text:style-name="P1"><text:span text:style-name="T1">Targets</text:span>: 1 target</text:p>
      <text:p text:style-name="P1"/>
      <text:p text:style-name="P1">You light a small flame to launch at creatures or create light. When you perform this Trick you can either choose to immediately attack with the flame or to hold it. If you choose to attack, it deals 1d10 damage on a failed save. If you hold it, it sheds bright light in a 4.5m radius circle (and an additional 4.5m of dim light after that). At any point while holding the flame, you can attack with it, as if you had immediately attacked.</text:p>
      <text:p text:style-name="P1"/>
      <text:p text:style-name="P1"><text:span text:style-name="T1">Heightened (+1):</text:span> The damage increases by 2d10</text:p>
      <text:h text:style-name="Heading_20_2" text:outline-level="2"><text:bookmark-start text:name="__RefHeading___Toc18306_318188400"/><text:bookmark text:name="_ik6k89nx0jrf"/>Launch liquid nitrogen<text:bookmark-end text:name="__RefHeading___Toc18306_318188400"/></text:h>
      <text:p text:style-name="P1"><text:span text:style-name="T1">Tags: </text:span>Chemistry, <text:span text:style-name="T34">Cold</text:span></text:p>
      <text:p text:style-name="P1"><text:span text:style-name="T1">Classes: </text:span>Artificer</text:p>
      <text:p text:style-name="P1"><text:span text:style-name="T1">Performing time: </text:span>2 Actions</text:p>
      <text:p text:style-name="P1"><text:span text:style-name="T1">Save</text:span>: Basic Fortitude</text:p>
      <text:p text:style-name="P1"><text:span text:style-name="T1">Duration: </text:span>1 minute</text:p>
      <text:p text:style-name="P1"><text:soft-page-break/><text:span text:style-name="T1">Range</text:span>: 6m</text:p>
      <text:p text:style-name="P1"><text:span text:style-name="T1">Targets</text:span>: 1 target</text:p>
      <text:p text:style-name="P1"/>
      <text:p text:style-name="P1">You launch liquid nitrogen to freeze a creature or damage an object. On a failed save, the target takes 1d8 damage and 1 persistent damage and its speed is reduced by 1.5 meters. On a critical failure, the target’s speed is reduced by 3 meters instead.</text:p>
      <text:p text:style-name="P1"/>
      <text:p text:style-name="P1"><text:span text:style-name="T1">Heightened (+1):</text:span> The damage increases by 2d8</text:p>
      <text:h text:style-name="P23" text:outline-level="2"><text:bookmark-start text:name="__RefHeading___Toc18308_318188400"/><text:bookmark text:name="_cmr5rc47l0di1"/>Shield<text:bookmark-end text:name="__RefHeading___Toc18308_318188400"/></text:h>
      <text:p text:style-name="P3"><text:span text:style-name="T1">Tags: </text:span><text:span text:style-name="T14">Physics</text:span></text:p>
      <text:p text:style-name="P3"><text:span text:style-name="T1">Classes: </text:span><text:span text:style-name="T14">Artificer, Augmented</text:span></text:p>
      <text:p text:style-name="P3"><text:span text:style-name="T1">Performing time:</text:span><text:span text:style-name="T13"> </text:span><text:span text:style-name="T14">1 action</text:span></text:p>
      <text:p text:style-name="P3"><text:span text:style-name="T1">Duration:</text:span><text:span text:style-name="T13"> </text:span><text:span text:style-name="T15">Until the start of your next turn</text:span></text:p>
      <text:p text:style-name="P3"><text:span text:style-name="T1">Range</text:span>: <text:span text:style-name="T12">Self</text:span></text:p>
      <text:p text:style-name="P3"><text:span text:style-name="T1">Targets</text:span>: <text:span text:style-name="T12">Self</text:span></text:p>
      <text:p text:style-name="P3"/>
      <text:p text:style-name="P11"><text:bookmark text:name="ctl00_RadDrawer1_Content_MainContent_DetailedOutput"/><text:span text:style-name="T27">You create a specifically augmented shield. </text:span><text:span text:style-name="T22">While the </text:span><text:span text:style-name="T27">trick</text:span><text:span text:style-name="T22"> is in effect, you can use the </text:span><text:a xlink:type="simple" xlink:href="https://2e.aonprd.com/Feats.aspx?ID=839" text:style-name="Internet_20_link" text:visited-style-name="Visited_20_Internet_20_Link"><text:span text:style-name="T23">Shield Block</text:span></text:a><text:span text:style-name="T22"> reaction with your shield. The shield has Hardness </text:span><text:span text:style-name="T24">8</text:span><text:span text:style-name="T22">. After you use Shield Block, the spell ends and you can't cast it again for 10 minutes. </text:span></text:p>
      <text:p text:style-name="P3"/>
      <text:p text:style-name="P3"><text:span text:style-name="T1">Heightened (+1):</text:span> The <text:span text:style-name="T12">hardness increases by </text:span><text:span text:style-name="T21">8</text:span></text:p>
      <text:h text:style-name="Heading_20_2" text:outline-level="2"><text:bookmark-start text:name="__RefHeading___Toc18310_318188400"/>Shining drones<text:tab/><text:tab/><text:bookmark-end text:name="__RefHeading___Toc18310_318188400"/></text:h>
      <text:p text:style-name="P4"><text:span text:style-name="T1">Tags</text:span><text:span text:style-name="T13">: </text:span><text:span text:style-name="T16">Robotics</text:span></text:p>
      <text:p text:style-name="P4"><text:span text:style-name="T1">Classes</text:span><text:span text:style-name="T13">: </text:span><text:span text:style-name="T15">Artificer</text:span></text:p>
      <text:p text:style-name="P4"><text:span text:style-name="T1">Performing tim</text:span><text:span text:style-name="T2">e</text:span><text:span text:style-name="T15">: 2 Actions</text:span></text:p>
      <text:p text:style-name="P4"><text:span text:style-name="T1">Duration</text:span><text:span text:style-name="T13">: </text:span><text:span text:style-name="T16">1 minute</text:span></text:p>
      <text:p text:style-name="P4"><text:span text:style-name="T1">Range</text:span>: <text:span text:style-name="T28">6</text:span><text:span text:style-name="T21">m</text:span></text:p>
      <text:p text:style-name="P4"/>
      <text:p text:style-name="P4"><text:bookmark text:name="ctl00_RadDrawer1_Content_MainContent_DetailedOutput1"/>You create up to four floating lights, no two of which are more than <text:span text:style-name="T28">3m</text:span> apart. Each sheds <text:span text:style-name="T28">bright light for 6m and dim light for an additional 6m</text:span>. When you <text:span text:style-name="T28">cast the spell and when you</text:span> Sustain the Spell, you can move any number of lights up to <text:span text:style-name="T28">12m</text:span>. <text:span text:style-name="T28">You must choose the same direction for all drones you move. </text:span>Each light must remain within <text:span text:style-name="T28">24m of you at any time, or stop working.</text:span></text:p>
      <text:h text:style-name="Heading_20_2" text:outline-level="2"><text:bookmark-start text:name="__RefHeading___Toc18312_318188400"/>Template<text:bookmark-end text:name="__RefHeading___Toc18312_318188400"/></text:h>
      <text:p text:style-name="Standard"><text:span text:style-name="T3">Tags</text:span>: Biology</text:p>
      <text:p text:style-name="P1"><text:soft-page-break/><text:span text:style-name="T1">Classes</text:span><text:span text:style-name="T13">: </text:span><text:span text:style-name="T15">Artificer</text:span></text:p>
      <text:p text:style-name="P1"><text:span text:style-name="T1">Performing tim</text:span><text:span text:style-name="T2">e</text:span><text:span text:style-name="T15">: 2 Actions</text:span></text:p>
      <text:p text:style-name="P1"><text:span text:style-name="T1">Save</text:span>: </text:p>
      <text:p text:style-name="P1"><text:span text:style-name="T1">Duration</text:span><text:span text:style-name="T13">: </text:span><text:span text:style-name="T15">Instant</text:span><text:span text:style-name="T16">aneous</text:span></text:p>
      <text:p text:style-name="P1"><text:span text:style-name="T1">Range</text:span>: <text:span text:style-name="T21">9m</text:span></text:p>
      <text:p text:style-name="P1"><text:span text:style-name="T1">Targets</text:span>: <text:span text:style-name="T21">1 target</text:span></text:p>
      <text:p text:style-name="P1"/>
      <text:p text:style-name="P1">Description</text:p>
      <text:p text:style-name="P1"/>
      <text:p text:style-name="P1"><text:span text:style-name="T1">Heightened (+1):</text:span> The damage increases by 2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278in" fo:margin-bottom="0.0835in" style:contextual-spacing="false" fo:line-height="100%" fo:keep-together="always" style:page-number="auto"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0T11:33:38.161293740</dc:date>
    <meta:editing-duration>PT1H31M53S</meta:editing-duration>
    <meta:editing-cycles>5</meta:editing-cycles>
    <meta:document-statistic meta:table-count="0" meta:image-count="0" meta:object-count="0" meta:page-count="7" meta:paragraph-count="156" meta:word-count="1162" meta:character-count="6887" meta:non-whitespace-character-count="5875"/>
  </office:meta>
</office:document-meta>
</file>